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66" draw:textarea-horizontal-align="center" draw:textarea-vertical-align="middle"/>
    </style:style>
    <style:style style:name="gr2" style:family="graphic" style:parent-style-name="standard">
      <style:graphic-properties draw:fill="solid" draw:fill-color="#ffff99" draw:textarea-horizontal-align="center" draw:textarea-vertical-align="middle"/>
    </style:style>
    <style:style style:name="gr3" style:family="graphic" style:parent-style-name="standard">
      <style:graphic-properties draw:fill="solid" draw:fill-color="#ffff99" draw:textarea-horizontal-align="center" draw:textarea-vertical-align="middle"/>
    </style:style>
    <style:style style:name="gr4" style:family="graphic" style:parent-style-name="standard">
      <style:graphic-properties draw:fill="solid" draw:fill-color="#ff6633" draw:auto-grow-height="false" fo:min-height="0cm" fo:min-width="0cm"/>
    </style:style>
    <style:style style:name="gr5" style:family="graphic" style:parent-style-name="standard">
      <style:graphic-properties draw:marker-end="Arrow" draw:marker-end-width="0.3cm" draw:fill="solid" draw:fill-color="#ffff66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cm" fo:min-width="0cm"/>
    </style:style>
    <style:style style:name="gr8" style:family="graphic" style:parent-style-name="standard">
      <style:graphic-properties draw:marker-start="Arrow" draw:marker-start-width="0.3cm" draw:marker-end="Arrow" draw:marker-end-width="0.3cm" draw:fill="solid" draw:fill-color="#ffff66" draw:textarea-horizontal-align="center" draw:textarea-vertical-align="middle"/>
    </style:style>
    <style:style style:name="gr9" style:family="graphic" style:parent-style-name="standard">
      <style:graphic-properties draw:fill="solid" draw:fill-color="#e6e64c" draw:auto-grow-height="false" fo:min-height="0cm" fo:min-width="0cm"/>
    </style:style>
    <style:style style:name="gr10" style:family="graphic" style:parent-style-name="standard">
      <style:graphic-properties draw:fill="solid" draw:fill-color="#ffff66" draw:auto-grow-height="false" fo:min-height="0cm" fo:min-width="0cm" draw:shadow="hidden"/>
    </style:style>
    <style:style style:name="gr1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24pt" fo:font-weight="bold"/>
    </style:style>
    <style:style style:name="P5" style:family="paragraph">
      <style:paragraph-properties fo:margin-left="0cm" fo:margin-right="0cm" fo:text-indent="0cm"/>
      <style:text-properties fo:font-size="10pt" fo:font-weight="normal"/>
    </style:style>
    <style:style style:name="T1" style:family="text">
      <style:text-properties fo:font-size="24pt" fo:font-weight="bold"/>
    </style:style>
    <style:style style:name="T2" style:family="text">
      <style:text-properties fo:font-size="10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6.5cm" svg:height="10.5cm" svg:x="1.135cm" svg:y="1.77cm">
          <text:p text:style-name="P3"/>
        </draw:rect>
        <draw:rect draw:style-name="gr2" draw:text-style-name="P2" draw:id="id2" draw:layer="layout" svg:width="12cm" svg:height="6.5cm" svg:x="2.335cm" svg:y="2.27cm">
          <text:p text:style-name="P2"/>
          <text:p text:style-name="P2"/>
          <text:p text:style-name="P2"/>
          <text:p text:style-name="P2"/>
          <text:p text:style-name="P2">libpisi </text:p>
          <text:p text:style-name="P2">( Packages Installed As Intended )</text:p>
        </draw:rect>
        <draw:rect draw:style-name="gr3" draw:text-style-name="P1" draw:layer="layout" svg:width="11.5cm" svg:height="6.5cm" svg:x="15.635cm" svg:y="2.27cm">
          <text:p text:style-name="P3"/>
        </draw:rect>
        <draw:custom-shape draw:style-name="gr4" draw:id="id1" draw:layer="layout" svg:width="2.604cm" svg:height="2.5cm" svg:x="16.135cm" svg:y="5.77cm">
          <draw:glue-point draw:id="10" svg:x="4.998cm" svg:y="3.146cm"/>
          <draw:glue-point draw:id="11" svg:x="4.998cm" svg:y="0cm"/>
          <draw:glue-point draw:id="12" svg:x="0cm" svg:y="4.998cm"/>
          <draw:glue-point draw:id="13" svg:x="4.998cm" svg:y="10cm"/>
          <draw:glue-point draw:id="14" svg:x="10cm" svg:y="4.998cm"/>
          <text:p text:style-name="P3"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id="id3" draw:layer="layout" svg:width="2.604cm" svg:height="2.5cm" svg:x="24.031cm" svg:y="2.77cm">
          <draw:glue-point draw:id="10" svg:x="4.998cm" svg:y="3.146cm"/>
          <draw:glue-point draw:id="11" svg:x="4.998cm" svg:y="0cm"/>
          <draw:glue-point draw:id="12" svg:x="0cm" svg:y="4.998cm"/>
          <draw:glue-point draw:id="13" svg:x="4.998cm" svg:y="10cm"/>
          <draw:glue-point draw:id="14" svg:x="10cm" svg:y="4.998cm"/>
          <text:p text:style-name="P3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2" draw:text-style-name="P2" draw:id="id4" draw:layer="layout" svg:width="11.5cm" svg:height="1cm" svg:x="15.635cm" svg:y="9.27cm">
          <text:p text:style-name="P2">Pisi Yapılandırma Dosyaları</text:p>
        </draw:rect>
        <draw:rect draw:style-name="gr2" draw:text-style-name="P2" draw:id="id6" draw:layer="layout" svg:width="11.5cm" svg:height="1cm" svg:x="15.635cm" svg:y="10.77cm">
          <text:p text:style-name="P2">Çomar Yapılandırma Yöneticisi</text:p>
        </draw:rect>
        <draw:connector draw:style-name="gr5" draw:text-style-name="P1" draw:layer="layout" svg:x1="16.135cm" svg:y1="7.019cm" svg:x2="14.335cm" svg:y2="5.52cm" draw:start-shape="id1" draw:start-glue-point="7" draw:end-shape="id2">
          <text:p text:style-name="P3"/>
        </draw:connector>
        <draw:connector draw:style-name="gr5" draw:text-style-name="P1" draw:layer="layout" svg:x1="24.031cm" svg:y1="4.019cm" svg:x2="14.335cm" svg:y2="5.52cm" draw:start-shape="id3" draw:start-glue-point="7" draw:end-shape="id2" draw:end-glue-point="1">
          <text:p text:style-name="P3"/>
        </draw:connector>
        <draw:connector draw:style-name="gr5" draw:text-style-name="P1" draw:layer="layout" svg:x1="15.635cm" svg:y1="9.77cm" svg:x2="8.335cm" svg:y2="8.77cm" draw:start-shape="id4" draw:start-glue-point="3" draw:end-shape="id2" draw:end-glue-point="2">
          <text:p text:style-name="P3"/>
        </draw:connector>
        <draw:frame draw:style-name="gr6" draw:layer="layout" svg:width="8.025cm" svg:height="0.988cm" svg:x="19.11cm" svg:y="6.67cm">
          <draw:text-box>
            <text:p text:style-name="P3">Kurulu Paket Veritabanı</text:p>
          </draw:text-box>
        </draw:frame>
        <draw:frame draw:style-name="gr6" draw:layer="layout" svg:width="5.654cm" svg:height="0.988cm" svg:x="18.481cm" svg:y="2.782cm">
          <draw:text-box>
            <text:p text:style-name="P3">Depo Veritabanı</text:p>
          </draw:text-box>
        </draw:frame>
        <draw:frame draw:style-name="gr7" draw:text-style-name="P4" draw:layer="layout" svg:width="5.243cm" svg:height="2.5cm" svg:x="1.892cm" svg:y="9.27cm">
          <draw:text-box>
            <text:p text:style-name="P3"><text:span text:style-name="T1">İstemci </text:span></text:p>
            <text:p text:style-name="P3"><text:span text:style-name="T1">Bilgisayar</text:span></text:p>
          </draw:text-box>
        </draw:frame>
        <draw:connector draw:style-name="gr8" draw:text-style-name="P1" draw:layer="layout" svg:x1="9.135cm" svg:y1="15.769cm" svg:x2="2.335cm" svg:y2="5.52cm" draw:start-shape="id5" draw:start-glue-point="7" draw:end-shape="id2" draw:end-glue-point="3">
          <text:p text:style-name="P3"/>
        </draw:connector>
        <draw:custom-shape draw:style-name="gr9" draw:text-style-name="P2" draw:id="id5" draw:layer="layout" svg:width="12cm" svg:height="5cm" svg:x="9.135cm" svg:y="13.27cm">
          <draw:glue-point draw:id="10" svg:x="4.999cm" svg:y="3.147cm"/>
          <draw:glue-point draw:id="11" svg:x="4.999cm" svg:y="0cm"/>
          <draw:glue-point draw:id="12" svg:x="0cm" svg:y="4.999cm"/>
          <draw:glue-point draw:id="13" svg:x="4.999cm" svg:y="10cm"/>
          <draw:glue-point draw:id="14" svg:x="10cm" svg:y="4.999cm"/>
          <text:p text:style-name="P2">Paket Deposu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5" draw:layer="layout" svg:width="3cm" svg:height="1.5cm" svg:x="17.635cm" svg:y="15.77cm">
          <draw:glue-point draw:id="9" svg:x="4.998cm" svg:y="0cm"/>
          <draw:glue-point draw:id="10" svg:x="0cm" svg:y="4.996cm"/>
          <draw:glue-point draw:id="11" svg:x="4.998cm" svg:y="9.207cm"/>
          <draw:glue-point draw:id="12" svg:x="10cm" svg:y="4.996cm"/>
          <text:p text:style-name="P3"><text:span text:style-name="T2">Pisi İkili</text:span></text:p>
          <text:p text:style-name="P3"><text:span text:style-name="T2">Paketi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" draw:text-style-name="P5" draw:layer="layout" svg:width="3cm" svg:height="1.5cm" svg:x="9.635cm" svg:y="15.77cm">
          <draw:glue-point draw:id="9" svg:x="4.998cm" svg:y="0cm"/>
          <draw:glue-point draw:id="10" svg:x="0cm" svg:y="4.996cm"/>
          <draw:glue-point draw:id="11" svg:x="4.998cm" svg:y="9.207cm"/>
          <draw:glue-point draw:id="12" svg:x="10cm" svg:y="4.996cm"/>
          <text:p text:style-name="P3"><text:span text:style-name="T2">Pisi İkili</text:span></text:p>
          <text:p text:style-name="P3"><text:span text:style-name="T2">Paketi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" draw:text-style-name="P5" draw:layer="layout" svg:width="3cm" svg:height="1.5cm" svg:x="13.635cm" svg:y="16.359cm">
          <draw:glue-point draw:id="9" svg:x="4.998cm" svg:y="0cm"/>
          <draw:glue-point draw:id="10" svg:x="0cm" svg:y="4.996cm"/>
          <draw:glue-point draw:id="11" svg:x="4.998cm" svg:y="9.207cm"/>
          <draw:glue-point draw:id="12" svg:x="10cm" svg:y="4.996cm"/>
          <text:p text:style-name="P3"><text:span text:style-name="T2">Pisi İkili</text:span></text:p>
          <text:p text:style-name="P3"><text:span text:style-name="T2">Paketi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1" draw:text-style-name="P1" draw:layer="layout" draw:type="lines" draw:line-skew="2cm" svg:x1="8.335cm" svg:y1="8.77cm" svg:x2="15.635cm" svg:y2="11.27cm" draw:start-shape="id2" draw:start-glue-point="2" draw:end-shape="id6">
          <text:p text:style-name="P3"/>
        </draw:connector>
        <draw:rect draw:style-name="gr12" draw:text-style-name="P1" draw:layer="layout" svg:width="4cm" svg:height="2.5cm" svg:x="3.135cm" svg:y="2.77cm">
          <text:p text:style-name="P2">PİSİ</text:p>
          <text:p text:style-name="P2">CLT</text:p>
        </draw:rect>
        <draw:rect draw:style-name="gr12" draw:text-style-name="P1" draw:layer="layout" svg:width="4cm" svg:height="2.5cm" svg:x="9.635cm" svg:y="2.77cm">
          <text:p text:style-name="P2">PİSİ</text:p>
          <text:p text:style-name="P2">GUI</text:p>
        </draw:rect>
        <draw:custom-shape draw:style-name="gr13" draw:text-style-name="P1" draw:layer="layout" svg:width="4.5cm" svg:height="3cm" svg:x="1.135cm" svg:y="14.27cm">
          <text:p text:style-name="P2">Changeset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tr" fo:country="TR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7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1.27cm" fo:margin-bottom="1.3cm" fo:margin-left="0.635cm" fo:margin-right="0.665cm" fo:page-width="29.7cm" fo:page-height="20.9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91$Linux OpenOffice.org_project/680m91$Build-8895</meta:generator>
    <meta:initial-creator>S.Çağlar Onur</meta:initial-creator>
    <meta:creation-date>2005-04-08T15:55:57</meta:creation-date>
    <dc:date>2005-04-20T23:45:03</dc:date>
    <dc:language>tr-TR</dc:language>
    <meta:editing-cycles>9</meta:editing-cycles>
    <meta:editing-duration>PT51M38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